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0.01pt" svg:height="384.75pt" svg:x="570.53pt" svg:y="204.04pt">
            <loext:p draw:notify-on-update-of-ranges="Sheet1.A2:Sheet1.A12 Sheet1.E2:Sheet1.E2 Sheet1.F2:Sheet1.F12 Sheet1.A14:Sheet1.A24 Sheet1.B14:Sheet1.B14 Sheet1.F14:Sheet1.F24 Sheet1.A25:Sheet1.A35 Sheet1.B25:Sheet1.B25 Sheet1.F25:Sheet1.F35 Sheet1.A36:Sheet1.A46 Sheet1.B36:Sheet1.B36 Sheet1.F36:Sheet1.F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 loop per task</text:p>
          </table:table-cell>
          <table:table-cell office:value-type="string" calcext:value-type="string">
            <text:p>nb byte payload</text:p>
          </table:table-cell>
          <table:table-cell office:value-type="string" calcext:value-type="string">
            <text:p>nb task complete</text:p>
          </table:table-cell>
          <table:table-cell office:value-type="string" calcext:value-type="string">
            <text:p>time ms per task</text:p>
          </table:table-cell>
          <table:table-cell/>
          <table:table-cell office:value-type="string" calcext:value-type="string">
            <text:p>time s per tas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local</text:p>
          </table:table-cell>
          <table:table-cell table:formula="of:=[.D2]/1000" office:value-type="float" office:value="0.01626" calcext:value-type="float">
            <text:p>0.01626</text:p>
          </table:table-cell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1.87" calcext:value-type="float">
            <text:p>31.87</text:p>
          </table:table-cell>
          <table:table-cell/>
          <table:table-cell table:formula="of:=[.D3]/1000" office:value-type="float" office:value="0.03187" calcext:value-type="float">
            <text:p>0.03187</text:p>
          </table:table-cell>
          <table:table-cell office:value-type="string" calcext:value-type="string">
            <text:p>sorting a set of 26k elements, squad on pc, 1 squidlet on one raspi 3b+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60.27" calcext:value-type="float">
            <text:p>60.27</text:p>
          </table:table-cell>
          <table:table-cell/>
          <table:table-cell table:formula="of:=[.D4]/1000" office:value-type="float" office:value="0.06027" calcext:value-type="float">
            <text:p>0.060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07.41" calcext:value-type="float">
            <text:p>107.41</text:p>
          </table:table-cell>
          <table:table-cell/>
          <table:table-cell table:formula="of:=[.D5]/1000" office:value-type="float" office:value="0.10741" calcext:value-type="float">
            <text:p>0.1074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9.11" calcext:value-type="float">
            <text:p>189.11</text:p>
          </table:table-cell>
          <table:table-cell/>
          <table:table-cell table:formula="of:=[.D6]/1000" office:value-type="float" office:value="0.18911" calcext:value-type="float">
            <text:p>0.189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20.32" calcext:value-type="float">
            <text:p>420.32</text:p>
          </table:table-cell>
          <table:table-cell/>
          <table:table-cell table:formula="of:=[.D7]/1000" office:value-type="float" office:value="0.42032" calcext:value-type="float">
            <text:p>0.420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2.03" calcext:value-type="float">
            <text:p>792.03</text:p>
          </table:table-cell>
          <table:table-cell/>
          <table:table-cell table:formula="of:=[.D8]/1000" office:value-type="float" office:value="0.79203" calcext:value-type="float">
            <text:p>0.792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68.65" calcext:value-type="float">
            <text:p>1568.65</text:p>
          </table:table-cell>
          <table:table-cell/>
          <table:table-cell table:formula="of:=[.D9]/1000" office:value-type="float" office:value="1.56865" calcext:value-type="float">
            <text:p>1.568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2.4" calcext:value-type="float">
            <text:p>3222.4</text:p>
          </table:table-cell>
          <table:table-cell/>
          <table:table-cell table:formula="of:=[.D10]/1000" office:value-type="float" office:value="3.2224" calcext:value-type="float">
            <text:p>3.222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22" calcext:value-type="float">
            <text:p>6322</text:p>
          </table:table-cell>
          <table:table-cell/>
          <table:table-cell table:formula="of:=[.D11]/1000" office:value-type="float" office:value="6.322" calcext:value-type="float">
            <text:p>6.32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42.33" calcext:value-type="float">
            <text:p>12742.33</text:p>
          </table:table-cell>
          <table:table-cell/>
          <table:table-cell table:formula="of:=[.D12]/1000" office:value-type="float" office:value="12.74233" calcext:value-type="float">
            <text:p>12.742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[.D14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15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16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17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18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19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0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1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2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3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4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5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6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7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8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29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0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1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2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3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4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5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6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7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8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9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0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1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2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3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4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5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6]/1000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8">00/00/0000</text:date>, <text:time style:data-style-name="N2" text:time-value="12:28:32.069314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6-08T17:29:31.918149545</dc:date>
    <meta:editing-duration>PT8H56M17S</meta:editing-duration>
    <meta:editing-cycles>24</meta:editing-cycles>
    <meta:generator>LibreOffice/5.1.6.2$Linux_x86 LibreOffice_project/10m0$Build-2</meta:generator>
    <dc:creator>Pascal Baillehache</dc:cre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legend chart:legend-position="end" svg:x="19.752cm" svg:y="5.741cm" style:legend-expansion="high" chart:style-name="ch2"/>
        <chart:plot-area chart:style-name="ch3" table:cell-range-address="Sheet1.A2:Sheet1.A12 Sheet1.E2:Sheet1.E2 Sheet1.F2:Sheet1.F12 Sheet1.B14:Sheet1.B14 Sheet1.F14:Sheet1.F46 Sheet1.B25:Sheet1.B25 Sheet1.B36:Sheet1.B36" chart:data-source-has-labels="row" svg:x="1.462cm" svg:y="0.271cm" svg:width="17.84cm" svg:height="12.051cm">
          <chartooo:coordinate-region svg:x="1.898cm" svg:y="0.471cm" svg:width="16.847cm" svg:height="11.204cm"/>
          <chart:axis chart:dimension="x" chart:name="primary-x" chart:style-name="ch4">
            <chart:title svg:x="9.835cm" svg:y="12.593cm" chart:style-name="ch5">
              <text:p>nb sort</text:p>
            </chart:title>
          </chart:axis>
          <chart:axis chart:dimension="y" chart:name="primary-y" chart:style-name="ch4">
            <chart:title svg:x="0.451cm" svg:y="6.882cm" chart:style-name="ch6">
              <text:p>time (s)</text:p>
            </chart:title>
            <chart:grid chart:style-name="ch7" chart:class="major"/>
          </chart:axis>
          <chart:series chart:style-name="ch8" chart:values-cell-range-address="Sheet1.F2:Sheet1.F12" chart:label-cell-address="Sheet1.E2:Sheet1.E2" chart:class="chart:scatter">
            <chart:domain table:cell-range-address="Sheet1.A2:Sheet1.A12"/>
            <chart:data-point chart:repeated="11"/>
          </chart:series>
          <chart:series chart:style-name="ch9" chart:values-cell-range-address="Sheet1.F14:Sheet1.F24" chart:label-cell-address="Sheet1.B14:Sheet1.B14" chart:class="chart:scatter">
            <chart:domain table:cell-range-address="Sheet1.A14:Sheet1.A24"/>
            <chart:data-point chart:repeated="11"/>
          </chart:series>
          <chart:series chart:style-name="ch10" chart:values-cell-range-address="Sheet1.F25:Sheet1.F35" chart:label-cell-address="Sheet1.B25:Sheet1.B25" chart:class="chart:scatter">
            <chart:domain table:cell-range-address="Sheet1.A25:Sheet1.A35"/>
            <chart:data-point chart:repeated="11"/>
          </chart:series>
          <chart:series chart:style-name="ch11" chart:values-cell-range-address="Sheet1.F36:Sheet1.F46" chart:label-cell-address="Sheet1.B36:Sheet1.B36" chart:class="chart:scatter">
            <chart:domain table:cell-range-address="Sheet1.A36:Sheet1.A4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1.E2:Sheet1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1.B14:Sheet1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1.B25:Sheet1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1.B36:Sheet1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0.01626">
                <text:p>0.01626</text:p>
                <draw:g>
                  <svg:desc>Sheet1.F2:Sheet1.F12</svg:desc>
                </draw:g>
              </table:table-cell>
              <table:table-cell office:value-type="float" office:value="NaN">
                <text:p>NaN</text:p>
                <draw:g>
                  <svg:desc>Sheet1.A14:Sheet1.A24</svg:desc>
                </draw:g>
              </table:table-cell>
              <table:table-cell office:value-type="float" office:value="0">
                <text:p>0</text:p>
                <draw:g>
                  <svg:desc>Sheet1.F14:Sheet1.F24</svg:desc>
                </draw:g>
              </table:table-cell>
              <table:table-cell office:value-type="float" office:value="NaN">
                <text:p>NaN</text:p>
                <draw:g>
                  <svg:desc>Sheet1.A25:Sheet1.A35</svg:desc>
                </draw:g>
              </table:table-cell>
              <table:table-cell office:value-type="float" office:value="0">
                <text:p>0</text:p>
                <draw:g>
                  <svg:desc>Sheet1.F25:Sheet1.F35</svg:desc>
                </draw:g>
              </table:table-cell>
              <table:table-cell office:value-type="float" office:value="NaN">
                <text:p>NaN</text:p>
                <draw:g>
                  <svg:desc>Sheet1.A36:Sheet1.A46</svg:desc>
                </draw:g>
              </table:table-cell>
              <table:table-cell office:value-type="float" office:value="0">
                <text:p>0</text:p>
                <draw:g>
                  <svg:desc>Sheet1.F36:Sheet1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87">
                <text:p>0.031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027">
                <text:p>0.060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741">
                <text:p>0.107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911">
                <text:p>0.189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2032">
                <text:p>0.420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9203">
                <text:p>0.792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6865">
                <text:p>1.568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.2224">
                <text:p>3.22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.322">
                <text:p>6.3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.74233">
                <text:p>12.742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